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Liberation Serif"/>
    </style:style>
    <style:style style:name="P2" style:family="paragraph" style:parent-style-name="Text_20_body">
      <style:paragraph-properties fo:margin-left="0cm" fo:margin-right="0cm" fo:text-indent="0cm" style:auto-text-indent="false" fo:padding="0cm" fo:border="none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Heading_20_2">
      <style:paragraph-properties fo:margin-left="0cm" fo:margin-right="0cm" fo:text-indent="0cm" style:auto-text-indent="false" fo:padding="0cm" fo:border="none"/>
      <style:text-properties style:font-name="Liberation Serif"/>
    </style:style>
    <style:style style:name="P4" style:family="paragraph" style:parent-style-name="Text_20_body">
      <style:paragraph-properties fo:margin-left="0cm" fo:margin-right="0cm" fo:text-indent="0cm" style:auto-text-indent="false" fo:padding="0cm" fo:border="none"/>
      <style:text-properties fo:color="#2a6099" loext:opacity="100%" style:font-name="Liberation Serif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 style:list-style-name="L2"/>
    <style:style style:name="P8" style:family="paragraph" style:parent-style-name="Text_20_body">
      <style:paragraph-properties fo:margin-left="0cm" fo:margin-right="0cm" fo:text-indent="0cm" style:auto-text-indent="false" fo:padding="0cm" fo:border="none"/>
      <style:text-properties style:font-name="Liberation Serif"/>
    </style:style>
    <style:style style:name="P9" style:family="paragraph" style:parent-style-name="Heading_20_2">
      <style:paragraph-properties fo:margin-left="0cm" fo:margin-right="0cm" fo:text-indent="0cm" style:auto-text-indent="false" fo:padding="0cm" fo:border="none"/>
      <style:text-properties style:font-name="Liberation Serif" officeooo:paragraph-rsid="00089b80"/>
    </style:style>
    <style:style style:name="P10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officeooo:paragraph-rsid="00089b80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89b80"/>
    </style:style>
    <style:style style:name="P14" style:family="paragraph" style:parent-style-name="Text_20_body" style:list-style-name="L5">
      <style:paragraph-properties fo:padding="0cm" fo:border="none"/>
      <style:text-properties officeooo:paragraph-rsid="00089b80"/>
    </style:style>
    <style:style style:name="P15" style:family="paragraph" style:parent-style-name="Text_20_body" style:list-style-name="L5"/>
    <style:style style:name="P16" style:family="paragraph" style:parent-style-name="Text_20_body" style:list-style-name="L6">
      <style:paragraph-properties fo:padding="0cm" fo:border="none"/>
      <style:text-properties officeooo:paragraph-rsid="00089b80"/>
    </style:style>
    <style:style style:name="P17" style:family="paragraph" style:parent-style-name="Text_20_body" style:list-style-name="L6"/>
    <style:style style:name="P18" style:family="paragraph" style:parent-style-name="Text_20_body">
      <style:paragraph-properties fo:margin-left="0cm" fo:margin-right="0cm" fo:text-indent="0cm" style:auto-text-indent="false" fo:padding="0cm" fo:border="none"/>
      <style:text-properties style:font-name="Liberation Serif" officeooo:paragraph-rsid="00089b80"/>
    </style:style>
    <style:style style:name="T1" style:family="text">
      <style:text-properties fo:color="#2a6099" loext:opacity="100%" style:font-name="Liberation Serif" fo:font-style="italic" fo:font-weight="bold" style:font-style-asian="italic" style:font-weight-asian="bold" style:font-style-complex="italic" style:font-weight-complex="bold" loext:padding="0cm" loext:border="none"/>
    </style:style>
    <style:style style:name="T2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Serif"/>
    </style:style>
    <style:style style:name="T4" style:family="text">
      <style:text-properties officeooo:rsid="00089b80"/>
    </style:style>
    <style:style style:name="T5" style:family="text">
      <style:text-properties fo:color="#2a6099" loext:opacity="100%" style:font-name="Liberation Serif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1-copiare-il-progetto-sul-raspberry"/>1. Struttura progetto </text:h>
      <text:p text:style-name="P2">project-tree/</text:p>
      <text:p text:style-name="P2">│</text:p>
      <text:p text:style-name="P2">├─ backend/</text:p>
      <text:p text:style-name="P2">│ <text:s text:c="2"/>├─ app.py <text:s text:c="8"/># FastAPI app</text:p>
      <text:p text:style-name="P2">│ <text:s text:c="2"/>├─ tree.py <text:s text:c="7"/># logica generazione tree</text:p>
      <text:p text:style-name="P2">│ <text:s text:c="2"/>├─ models.py <text:s text:c="5"/># Pydantic request/response</text:p>
      <text:p text:style-name="P2">│ <text:s text:c="2"/>└─ venv/ <text:s text:c="9"/># virtual environment</text:p>
      <text:p text:style-name="P2">│</text:p>
      <text:p text:style-name="P2">└─ frontend/ (opzionale)</text:p>
      <text:h text:style-name="P3" text:outline-level="2"><text:bookmark text:name="2-preparare-python--virtualenv"/>2. Creare e attivare l’ambiente virtuale </text:h>
      <text:p text:style-name="P4">cd C:\Users\gabri\OneDrive\Desktop\pyt\project tree\backend</text:p>
      <text:p text:style-name="P4">python -m venv venv <text:s text:c="8"/># crea virtual environment</text:p>
      <text:p text:style-name="P4">.\venv\Scripts\activate <text:s text:c="4"/># attiva virtual environment</text:p>
      <text:h text:style-name="P3" text:outline-level="2"><text:bookmark text:name="3-creare-uno-script-di-avvio"/>3. Aggiornare pip nell’ambiente virtuale </text:h>
      <text:p text:style-name="P5"><text:span text:style-name="Source_20_Text"><text:span text:style-name="T1">python -m ensurepip --upgrade</text:span></text:span></text:p>
      <text:p text:style-name="P5"><text:span text:style-name="Source_20_Text"><text:span text:style-name="T1">python -m pip install --upgrade pip</text:span></text:span></text:p>
      <text:h text:style-name="P3" text:outline-level="2"><text:bookmark text:name="4-configurare-systemd-avvio-automatico"/>4. Installare le dipendenze </text:h>
      <text:p text:style-name="P5"><text:span text:style-name="Source_20_Text"><text:span text:style-name="T1">pip install fastapi uvicorn</text:span></text:span></text:p>
      <text:h text:style-name="P3" text:outline-level="2"><text:bookmark text:name="5-tenere-il-raspberry-sempre-attivo"/>5. Avviare il server FastAPI </text:h>
      <text:p text:style-name="P4">uvicorn app:app --reload</text:p>
      <text:list xml:id="list2410601711" text:style-name="L1">
        <text:list-item>
          <text:p text:style-name="P6"><text:span text:style-name="Source_20_Text"><text:span text:style-name="T2">app:app</text:span></text:span><text:span text:style-name="T3"> → il primo </text:span><text:span text:style-name="Source_20_Text"><text:span text:style-name="T3">app</text:span></text:span><text:span text:style-name="T3"> è il nome del file (</text:span><text:span text:style-name="Source_20_Text"><text:span text:style-name="T3">app.py</text:span></text:span><text:span text:style-name="T3">), il secondo </text:span><text:span text:style-name="Source_20_Text"><text:span text:style-name="T3">app</text:span></text:span><text:span text:style-name="T3"> è l’istanza FastAPI.</text:span></text:p>
        </text:list-item>
        <text:list-item text:style-override="L2">
          <text:p text:style-name="P7"><text:span text:style-name="Source_20_Text"><text:span text:style-name="T2">--reload</text:span></text:span><text:span text:style-name="T3"> → riavvia automaticamente il server se cambi il codice.</text:span></text:p>
        </text:list-item>
      </text:list>
      <text:p text:style-name="P8"/>
      <text:h text:style-name="P9" text:outline-level="2"><text:span text:style-name="T4">6</text:span>. Controllare se funziona </text:h>
      <text:list xml:id="list152621914519129" text:continue-numbering="true" text:style-name="L1">
        <text:list-item>
          <text:p text:style-name="P10"><text:span text:style-name="T3">Browser: </text:span><text:span text:style-name="Source_20_Text"><text:span text:style-name="T2">http://127.0.0.1:8000/docs</text:span></text:span><text:span text:style-name="T3"> → Swagger UI interattiva</text:span></text:p>
        </text:list-item>
        <text:list-item text:style-override="L3">
          <text:p text:style-name="P11"><text:span text:style-name="T3">Browser: </text:span><text:span text:style-name="Source_20_Text"><text:span text:style-name="T2">http://127.0.0.1:8000/redoc</text:span></text:span><text:span text:style-name="T3"> → Documentazione alternativa</text:span></text:p>
        </text:list-item>
        <text:list-item text:style-override="L4">
          <text:p text:style-name="P12"><text:soft-page-break/><text:span text:style-name="T3">Endpoint principale: </text:span><text:span text:style-name="Source_20_Text"><text:span text:style-name="T2">/api/tree</text:span></text:span><text:span text:style-name="T3"> → POST con JSON </text:span><text:span text:style-name="Source_20_Text"><text:span text:style-name="T2">{ "path": "C:\\path\\del\\tuo\\progetto" }</text:span></text:span></text:p>
        </text:list-item>
      </text:list>
      <text:h text:style-name="P9" text:outline-level="2"><text:span text:style-name="T4">7</text:span>. Esempio di richiesta POST </text:h>
      <text:p text:style-name="P13"><text:span text:style-name="Source_20_Text"><text:span text:style-name="T5">POST /api/tree</text:span></text:span></text:p>
      <text:p text:style-name="P13"><text:span text:style-name="Source_20_Text"><text:span text:style-name="T5">Content-Type: application/json</text:span></text:span></text:p>
      <text:p text:style-name="P13"><text:span text:style-name="Source_20_Text"><text:span text:style-name="T5">{</text:span></text:span></text:p>
      <text:p text:style-name="P13"><text:span text:style-name="Source_20_Text"><text:span text:style-name="T5"><text:s text:c="2"/>"path": "C:\\Users\\gabri\\OneDrive\\Desktop\\pyt\\project tree",</text:span></text:span></text:p>
      <text:p text:style-name="P13"><text:span text:style-name="Source_20_Text"><text:span text:style-name="T5"><text:s text:c="2"/>"depth": 3,</text:span></text:span></text:p>
      <text:p text:style-name="P13"><text:span text:style-name="Source_20_Text"><text:span text:style-name="T5"><text:s text:c="2"/>"exclude": ["node_modules", ".git"]</text:span></text:span></text:p>
      <text:p text:style-name="P13"><text:span text:style-name="Source_20_Text"><text:span text:style-name="T5">}</text:span></text:span></text:p>
      <text:p text:style-name="P13"><text:span text:style-name="Source_20_Text"><text:span text:style-name="T3"/></text:span></text:p>
      <text:list text:style-name="L5">
        <text:list-item>
          <text:p text:style-name="P14"><text:span text:style-name="Source_20_Text"><text:span text:style-name="T2">depth</text:span></text:span><text:span text:style-name="Source_20_Text"><text:span text:style-name="T3"> opzionale → profondità massima della tree</text:span></text:span></text:p>
        </text:list-item>
        <text:list-item>
          <text:p text:style-name="P15"><text:span text:style-name="Source_20_Text"><text:span text:style-name="T2">exclude</text:span></text:span><text:span text:style-name="T3"> opzionale → cartelle da escludere</text:span></text:p>
        </text:list-item>
      </text:list>
      <text:p text:style-name="P13"><text:span text:style-name="Source_20_Text"><text:span text:style-name="T3"/></text:span></text:p>
      <text:h text:style-name="P9" text:outline-level="2"><text:span text:style-name="T4">8</text:span>. Suggerimenti pratici </text:h>
      <text:list text:style-name="L6">
        <text:list-item>
          <text:p text:style-name="P16"><text:span text:style-name="Source_20_Text"><text:span text:style-name="T3">Sempre attivare il </text:span></text:span><text:span text:style-name="Source_20_Text"><text:span text:style-name="T2">venv</text:span></text:span><text:span text:style-name="Source_20_Text"><text:span text:style-name="T3"> prima di lavorare (</text:span></text:span><text:span text:style-name="Source_20_Text"><text:span text:style-name="T2">.\venv\Scripts\activate</text:span></text:span><text:span text:style-name="Source_20_Text"><text:span text:style-name="T3">)</text:span></text:span></text:p>
        </text:list-item>
        <text:list-item>
          <text:p text:style-name="P17"><text:span text:style-name="T3">Lanciare </text:span><text:span text:style-name="Source_20_Text"><text:span text:style-name="T2">uvicorn</text:span></text:span><text:span text:style-name="T3"> da dentro la cartella </text:span><text:span text:style-name="Source_20_Text"><text:span text:style-name="T3">backend</text:span></text:span><text:span text:style-name="T3"> dove c’è </text:span><text:span text:style-name="Source_20_Text"><text:span text:style-name="T2">app.py</text:span></text:span></text:p>
        </text:list-item>
        <text:list-item>
          <text:p text:style-name="P17"><text:span text:style-name="T3">Se fai modifiche ai moduli, lascia </text:span><text:span text:style-name="Source_20_Text"><text:span text:style-name="T2">--reload</text:span></text:span><text:span text:style-name="T3"> per il reload automatico</text:span></text:p>
        </text:list-item>
        <text:list-item>
          <text:p text:style-name="P17"><text:span text:style-name="T3">Usa </text:span><text:span text:style-name="Source_20_Text"><text:span text:style-name="T2">/docs</text:span></text:span><text:span text:style-name="T3"> per testare gli endpoint senza Postman</text:span></text:p>
        </text:list-item>
      </text:list>
      <text:p text:style-name="P13"><text:span text:style-name="Source_20_Text"><text:span text:style-name="T3"/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08:47:12.980438200</meta:creation-date>
    <dc:date>2025-12-18T15:26:20.216145100</dc:date>
    <meta:editing-duration>PT10M20S</meta:editing-duration>
    <meta:editing-cycles>4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42" meta:word-count="230" meta:character-count="1621" meta:non-whitespace-character-count="1386"/>
  </office:meta>
</office:document-meta>
</file>